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true" fo:min-height="0.997cm" fo:min-width="2.5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2.665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true" fo:min-height="1.001cm" fo:min-width="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1.238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1.683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978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true" fo:min-height="1.001cm" fo:min-width="2.11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2.119cm"/>
    </style:style>
    <style:style style:name="gr10" style:family="graphic" style:parent-style-name="standard">
      <style:graphic-properties draw:stroke="none" svg:stroke-color="#000000" draw:fill="none" draw:fill-color="#ffffff" fo:min-height="3.6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15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429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0.69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915cm"/>
    </style:style>
    <style:style style:name="gr17" style:family="graphic" style:parent-style-name="standard">
      <style:graphic-properties svg:stroke-color="#000000" draw:textarea-horizontal-align="center" draw:textarea-vertical-align="middle"/>
    </style:style>
    <style:style style:name="gr18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2.364cm"/>
    </style:style>
    <style:style style:name="gr20" style:family="graphic" style:parent-style-name="standard">
      <style:graphic-properties draw:fill="solid" draw:fill-color="#eb613d" draw:textarea-horizontal-align="justify" draw:textarea-vertical-align="middle" draw:auto-grow-height="true" fo:min-height="0.501cm" fo:min-width="2.364cm"/>
    </style:style>
    <style:style style:name="gr21" style:family="graphic" style:parent-style-name="standard">
      <style:graphic-properties draw:fill="solid" draw:fill-color="#ff8080" draw:textarea-horizontal-align="justify" draw:textarea-vertical-align="middle" draw:auto-grow-height="true" fo:min-height="0.501cm" fo:min-width="2.364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2.364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1.247cm" svg:x="4.6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id="id3" draw:layer="layout" svg:width="3.165cm" svg:height="1.329cm" svg:x="13.893cm" svg:y="5.871cm">
            <text:p text:style-name="P2"><text:span text:style-name="T1">interconnect</text:span></text:p>
            <text:p text:style-name="P2"><text:span text:style-name="T1">hierarchy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1" draw:id="id11" draw:layer="layout" svg:width="2.5cm" svg:height="1.251cm" svg:x="12.316cm" svg:y="1.096cm">
            <text:p text:style-name="P2"><text:span text:style-name="T1">memory</text:span></text:p>
            <text:p text:style-name="P2"><text:span text:style-name="T1">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id="id5" draw:layer="layout" svg:width="1.738cm" svg:height="0.751cm" svg:x="16.15cm" svg:y="10.751cm">
            <text:p text:style-name="P2"><text:span text:style-name="T1">bus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id="id13" draw:layer="layout" svg:width="2.183cm" svg:height="0.751cm" svg:x="9.217cm" svg:y="6.175cm">
            <text:p text:style-name="P2"><text:span text:style-name="T1">pipel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1" draw:id="id1" draw:layer="layout" svg:width="2.478cm" svg:height="0.751cm" svg:x="4.8cm" svg:y="6.175cm">
            <text:p text:style-name="P2"><text:span text:style-name="T1">regis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3" draw:layer="layout" draw:type="curve" svg:x1="6.039cm" svg:y1="6.926cm" svg:x2="6.05cm" svg:y2="11.6cm" draw:start-shape="id1" draw:start-glue-point="2" draw:end-shape="id2" draw:end-glue-point="0">
            <text:p text:style-name="P2"/>
          </draw:connector>
          <draw:custom-shape draw:style-name="gr8" draw:text-style-name="P1" draw:id="id4" draw:layer="layout" svg:width="2.61cm" svg:height="1.251cm" svg:x="15.7cm" svg:y="12.096cm">
            <text:p text:style-name="P2"><text:span text:style-name="T1">bus</text:span></text:p>
            <text:p text:style-name="P2"><text:span text:style-name="T1">inter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3" draw:layer="layout" draw:type="curve" svg:x1="9.3cm" svg:y1="14.1cm" svg:x2="13.893cm" svg:y2="6.535cm" draw:start-shape="id2" draw:start-glue-point="1" draw:end-shape="id3" draw:end-glue-point="3">
            <text:p text:style-name="P2"/>
          </draw:connector>
          <draw:connector draw:style-name="gr7" draw:text-style-name="P3" draw:layer="layout" draw:type="curve" svg:x1="17.005cm" svg:y1="12.096cm" svg:x2="17.019cm" svg:y2="11.502cm" draw:start-shape="id4" draw:start-glue-point="0" draw:end-shape="id5" draw:end-glue-point="2">
            <text:p text:style-name="P2"/>
          </draw:connector>
          <draw:custom-shape draw:style-name="gr9" draw:text-style-name="P1" draw:id="id10" draw:layer="layout" svg:width="2.619cm" svg:height="0.751cm" svg:x="6.8cm" svg:y="8.098cm">
            <text:p text:style-name="P2"><text:span text:style-name="T1">decod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draw:layer="layout" svg:width="6.6cm" svg:height="4.76cm" svg:x="0.8cm" svg:y="0.9cm">
            <draw:text-box>
              <text:list text:style-name="L1">
                <text:list-item>
                  <text:p text:style-name="P4"><text:span text:style-name="T1">Fastpath Logic</text:span><text:span text:style-name="T2">®</text:span><text:span text:style-name="T1"> </text:span><text:span text:style-name="T3">© </text:span><text:span text:style-name="T1">2007</text:span></text:p>
                </text:list-item>
              </text:list>
              <text:list text:style-name="L1">
                <text:list-item>
                  <text:p text:style-name="P4"><text:span text:style-name="T1">CSL and CSL compiler (cslc) </text:span></text:p>
                </text:list-item>
              </text:list>
              <text:list text:style-name="L1">
                <text:list-item>
                  <text:p text:style-name="P4"><text:span text:style-name="T1">component relationships</text:span></text:p>
                </text:list-item>
              </text:list>
              <text:list text:style-name="L1">
                <text:list-item>
                  <text:p text:style-name="P4"><text:span text:style-name="T1">Documentation</text:span></text:p>
                </text:list-item>
              </text:list>
              <text:list text:style-name="L1">
                <text:list-item>
                  <text:p text:style-name="P4"><text:span text:style-name="T1">Architecture</text:span></text:p>
                </text:list-item>
              </text:list>
              <text:list text:style-name="L1">
                <text:list-item>
                  <text:p text:style-name="P4"><text:span text:style-name="T1">Verification</text:span></text:p>
                </text:list-item>
              </text:list>
              <text:list text:style-name="L1">
                <text:list-item>
                  <text:p text:style-name="P4"><text:span text:style-name="T1">Simulation </text:span></text:p>
                </text:list-item>
              </text:list>
              <text:list text:style-name="L1">
                <text:list-item>
                  <text:p text:style-name="P4"><text:span text:style-name="T1">Design</text:span></text:p>
                </text:list-item>
              </text:list>
              <text:list text:style-name="L1">
                <text:list-item>
                  <text:p text:style-name="P4"><text:span text:style-name="T1"/></text:p>
                </text:list-item>
              </text:list>
            </draw:text-box>
          </draw:frame>
          <draw:g draw:id="id14">
            <draw:custom-shape draw:style-name="gr11" draw:text-style-name="P3" draw:id="id2" draw:layer="layout" svg:width="6.5cm" svg:height="5cm" svg:x="2.8cm" svg:y="11.6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5.5cm" svg:height="3cm" svg:x="3.3cm" svg:y="12.1cm">
              <text:p text:style-name="P2"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3" draw:text-style-name="P1" draw:id="id8" draw:layer="layout" svg:width="1.65cm" svg:height="0.751cm" svg:x="3.8cm" svg:y="13.851cm">
                  <text:p text:style-name="P2"><text:span text:style-name="T1">fields</text:span>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" draw:text-style-name="P1" draw:id="id7" draw:layer="layout" svg:width="1.929cm" svg:height="0.751cm" svg:x="6.497cm" svg:y="13.851cm">
                  <text:p text:style-name="P2"><text:span text:style-name="T1">enums</text:span></text:p>
                  <draw:enhanced-geometry svg:viewBox="0 0 21600 21600" draw:mirror-horizontal="true" draw:type="rectangle" draw:enhanced-path="M 0 0 L 21600 0 21600 21600 0 21600 0 0 Z N"/>
                </draw:custom-shape>
              </draw:g>
              <draw:g>
                <draw:custom-shape draw:style-name="gr15" draw:text-style-name="P1" draw:id="id9" draw:layer="layout" svg:width="1.192cm" svg:height="0.751cm" svg:x="5.52cm" svg:y="15.651cm">
                  <text:p text:style-name="P2"><text:span text:style-name="T1">ISA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" draw:id="id6" draw:layer="layout" svg:width="2.415cm" svg:height="0.751cm" svg:x="4.909cm" svg:y="12.351cm">
                  <text:p text:style-name="P2"><text:span text:style-name="T1">bit range</text:span></text:p>
                  <draw:enhanced-geometry svg:viewBox="0 0 21600 21600" draw:type="rectangle" draw:enhanced-path="M 0 0 L 21600 0 21600 21600 0 21600 0 0 Z N"/>
                </draw:custom-shape>
              </draw:g>
            </draw:g>
            <draw:connector draw:style-name="gr7" draw:text-style-name="P3" draw:layer="layout" draw:type="line" svg:x1="6.116cm" svg:y1="13.102cm" svg:x2="7.462cm" svg:y2="13.851cm" draw:start-shape="id6" draw:start-glue-point="2" draw:end-shape="id7" draw:end-glue-point="0">
              <text:p text:style-name="P2"/>
            </draw:connector>
            <draw:connector draw:style-name="gr7" draw:text-style-name="P3" draw:layer="layout" draw:type="line" svg:x1="6.498cm" svg:y1="14.226cm" svg:x2="5.45cm" svg:y2="14.226cm" draw:start-shape="id7" draw:start-glue-point="3" draw:end-shape="id8" draw:end-glue-point="1">
              <text:p text:style-name="P2"/>
            </draw:connector>
            <draw:connector draw:style-name="gr7" draw:text-style-name="P3" draw:layer="layout" draw:type="line" svg:x1="6.116cm" svg:y1="13.102cm" svg:x2="4.625cm" svg:y2="13.851cm" draw:start-shape="id6" draw:start-glue-point="2" draw:end-shape="id8" draw:end-glue-point="0">
              <text:p text:style-name="P2"/>
            </draw:connector>
            <draw:connector draw:style-name="gr7" draw:text-style-name="P3" draw:layer="layout" draw:type="line" svg:x1="7.462cm" svg:y1="14.602cm" svg:x2="6.116cm" svg:y2="15.651cm" draw:start-shape="id7" draw:start-glue-point="2" draw:end-shape="id9" draw:end-glue-point="0">
              <text:p text:style-name="P2"/>
            </draw:connector>
            <draw:connector draw:style-name="gr7" draw:text-style-name="P3" draw:layer="layout" draw:type="line" svg:x1="4.625cm" svg:y1="14.602cm" svg:x2="6.116cm" svg:y2="15.651cm" draw:start-shape="id8" draw:start-glue-point="2" draw:end-shape="id9" draw:end-glue-point="0">
              <text:p text:style-name="P2"/>
            </draw:connector>
          </draw:g>
          <draw:connector draw:style-name="gr17" draw:text-style-name="P3" draw:id="id12" draw:layer="layout" draw:type="curve" svg:x1="6.05cm" svg:y1="11.6cm" svg:x2="8.109cm" svg:y2="8.849cm" draw:end-shape="id10" draw:end-glue-point="2">
            <text:p text:style-name="P2"/>
          </draw:connector>
          <draw:connector draw:style-name="gr7" draw:text-style-name="P3" draw:layer="layout" draw:type="curve" draw:line-skew="-0.836cm" svg:x1="12.316cm" svg:y1="1.721cm" svg:x2="6.05cm" svg:y2="11.6cm" draw:start-shape="id11" draw:start-glue-point="3" draw:end-shape="id12" draw:end-glue-point="2">
            <text:p text:style-name="P2"/>
          </draw:connector>
          <draw:connector draw:style-name="gr18" draw:text-style-name="P3" draw:layer="layout" draw:type="curve" svg:x1="8.109cm" svg:y1="8.098cm" svg:x2="9.217cm" svg:y2="6.55cm" draw:start-shape="id10" draw:start-glue-point="0" draw:end-shape="id13" draw:end-glue-point="3">
            <text:p text:style-name="P2"/>
          </draw:connector>
          <draw:connector draw:style-name="gr18" draw:text-style-name="P3" draw:layer="layout" draw:type="curve" svg:x1="9.3cm" svg:y1="14.1cm" svg:x2="16.15cm" svg:y2="11.126cm" draw:start-shape="id14" draw:start-glue-point="1" draw:end-shape="id5" draw:end-glue-point="3">
            <text:p text:style-name="P2"/>
          </draw:connector>
          <draw:g>
            <draw:custom-shape draw:style-name="gr19" draw:text-style-name="P1" draw:layer="layout" svg:width="2.864cm" svg:height="0.751cm" svg:x="1.036cm" svg:y="5.813cm">
              <text:p text:style-name="P6"><text:span text:style-name="T1">release 2.0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0" draw:text-style-name="P1" draw:layer="layout" svg:width="2.864cm" svg:height="0.751cm" svg:x="1.036cm" svg:y="6.495cm">
              <text:p text:style-name="P6"><text:span text:style-name="T1">release 3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2.864cm" svg:height="0.751cm" svg:x="1.036cm" svg:y="7.188cm">
              <text:p text:style-name="P6"><text:span text:style-name="T1">release 4.0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" draw:layer="layout" svg:width="2.864cm" svg:height="0.751cm" svg:x="1.036cm" svg:y="5.051cm">
              <text:p text:style-name="P6"><text:span text:style-name="T1">release 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Derek Pappas</meta:initial-creator>
    <meta:creation-date>2007-08-19T13:04:47</meta:creation-date>
    <dc:creator>Agent 007</dc:creator>
    <dc:date>2007-12-10T10:20:24</dc:date>
    <dc:language>en-AU</dc:language>
    <meta:editing-cycles>64</meta:editing-cycles>
    <meta:editing-duration>PT5H29M54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